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style:font-style-asian="normal"/>
    </style:style>
    <style:style style:name="T7" style:family="text">
      <style:text-properties style:font-weight-asian="bold"/>
    </style:style>
    <style:style style:name="T8" style:family="text">
      <style:text-properties style:font-weight-complex="bold"/>
    </style:style>
    <style:style style:name="T9" style:family="text">
      <style:text-properties fo:font-style="normal"/>
    </style:style>
    <style:style style:name="T10" style:family="text">
      <style:text-properties fo:font-style="normal" fo:font-weight="normal" style:font-weight-asian="normal" style:font-weight-complex="normal"/>
    </style:style>
    <style:style style:name="T11" style:family="text">
      <style:text-properties fo:font-style="normal"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style-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style-complex="normal" style:font-weight-complex="bold"/>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font-style-asian="normal"/>
    </style:style>
    <style:style style:name="T18" style:family="text">
      <style:text-properties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 blabla général sur la vision en info + opencv J<text:span text:style-name="T2">ulien</text:span></text:p>
      <text:p text:style-name="Standard"/>
      <text:p text:style-name="P2">2/ approches possibles pour la vision en robotique</text:p>
      <text:p text:style-name="Standard"/>
      <text:p text:style-name="Standard">Ici nous disposons de 2 caméras, on peut donc faire de la stéréovision, de manière à récupérer les distances. C'est ce qui nous intéresse pour faire de l'évitemment d'obstacles, pout cela on a suivi 2 pistes possibles: </text:p>
      <text:p text:style-name="Standard"/>
      <text:p text:style-name="P1"><text:tab/>=&gt; La carte de disparité <text:s text:c="2"/><text:span text:style-name="T2">Olivier</text:span></text:p>
      <text:p text:style-name="Standard">calculs plutôt rapides ? Permet de faire (simplement?) de la cartographie 2D </text:p>
      <text:p text:style-name="Standard"/>
      <text:p text:style-name="Standard"><text:tab/>=&gt; La mise en correspondance de points d'intéret <text:span text:style-name="T2">Julien</text:span></text:p>
      <text:p text:style-name="Standard">consiste à mettre en relation des points entre les images de chaque caméra. Etant dans un systeme embarqué, plus d'interface utilisateur, il faut donc automatiser....</text:p>
      <text:p text:style-name="Standard"/>
      <text:p text:style-name="Standard">Cependant, pour pouvoir faire de la stéréovision, il faut avant tout pouvoir utiliser la géométrie épipolaires qui en résulte, et donc pour cela il est nécessaire de caractériser le matériel utilisé et de connaitre les positions relatives des caméra: C'est la calibration.</text:p>
      <text:p text:style-name="Standard"/>
      <text:p text:style-name="Standard"><text:tab/>=&gt; Procédure de Calibration <text:span text:style-name="T2">Morgan</text:span></text:p>
      <text:p text:style-name="P3">(TP 2)</text:p>
      <text:p text:style-name="Standard">- Calibration de chacune des caméras <text:s/></text:p>
      <text:p text:style-name="Standard">- Calibration du système: stéréocalibration</text:p>
      <text:p text:style-name="Standard"/>
      <text:p text:style-name="P2">3/ architecture<text:span text:style-name="T3"> prévue</text:span> du programme de vision<text:span text:style-name="T5"> Julien</text:span></text:p>
      <text:p text:style-name="Standard"/>
      <text:p text:style-name="Standard">attention à l'approche multi threads (opencv) =&gt; possible de modifier avec fonction (?)</text:p>
      <text:p text:style-name="Standard">protocole de communication possible Ethernet.... meme si ici pas ut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33M36S</meta:editing-duration>
    <meta:editing-cycles>19</meta:editing-cycles>
    <meta:generator>OpenOffice.org/3.2$Win32 OpenOffice.org_project/320m18$Build-9502</meta:generator>
    <dc:date>2011-02-02T15:16:20.57</dc:date>
    <dc:creator>Julien </dc:creator>
    <meta:document-statistic meta:table-count="0" meta:image-count="0" meta:object-count="0" meta:page-count="1" meta:paragraph-count="15" meta:word-count="199" meta:character-count="1262"/>
    <meta:user-defined meta:name="Info 1"/>
    <meta:user-defined meta:name="Info 2"/>
    <meta:user-defined meta:name="Info 3"/>
    <meta:user-defined meta:name="Info 4"/>
  </office:meta>
</office:document-meta>
</file>